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page"/>
      <style:text-properties fo:font-size="14pt" fo:font-weight="bold" officeooo:rsid="001aa4c9" officeooo:paragraph-rsid="003d777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page"/>
      <style:text-properties fo:font-size="14pt" fo:font-weight="bold" officeooo:rsid="001aa4c9" officeooo:paragraph-rsid="0047859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page"/>
      <style:text-properties fo:font-size="14pt" fo:font-weight="bold" officeooo:rsid="001aa4c9" officeooo:paragraph-rsid="004c9bd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page"/>
      <style:text-properties fo:font-size="14pt" fo:font-weight="bold" officeooo:rsid="001aa4c9" officeooo:paragraph-rsid="0088427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 style:writing-mode="page"/>
      <style:text-properties fo:font-size="14pt" fo:font-weight="bold" officeooo:rsid="003d4721" officeooo:paragraph-rsid="003d472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style:writing-mode="page"/>
      <style:text-properties fo:font-size="14pt" fo:font-weight="bold" officeooo:rsid="00884272" officeooo:paragraph-rsid="0088427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 style:writing-mode="page"/>
      <style:text-properties fo:font-size="14pt" fo:font-weight="bold" officeooo:rsid="008e0612" officeooo:paragraph-rsid="008e061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1e9e1e" officeooo:paragraph-rsid="001e9e1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27dcc8" officeooo:paragraph-rsid="0043658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339352" officeooo:paragraph-rsid="0033935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35eaa7" officeooo:paragraph-rsid="0035ea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521e9d" officeooo:paragraph-rsid="00521e9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52536d" officeooo:paragraph-rsid="0052536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1aa4c9" officeooo:paragraph-rsid="005f2be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1aa4c9" officeooo:paragraph-rsid="0073ec8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center" style:justify-single-word="false" style:writing-mode="page"/>
      <style:text-properties fo:font-size="14pt" fo:font-weight="normal" officeooo:rsid="0084caff" officeooo:paragraph-rsid="0084caf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8e0612" officeooo:paragraph-rsid="008e061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page"/>
      <style:text-properties fo:font-size="14pt" style:text-underline-style="none" fo:font-weight="normal" officeooo:rsid="001aa4c9" officeooo:paragraph-rsid="005f2be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page"/>
      <style:text-properties officeooo:paragraph-rsid="003d7777"/>
    </style:style>
    <style:style style:name="P20" style:family="paragraph" style:parent-style-name="Standard">
      <style:paragraph-properties fo:line-height="115%" fo:text-align="center" style:justify-single-word="false" style:writing-mode="page"/>
      <style:text-properties fo:font-size="16pt" fo:font-weight="normal" officeooo:rsid="0084caff" officeooo:paragraph-rsid="0084caff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line-height="115%" fo:text-align="center" style:justify-single-word="false" style:writing-mode="page"/>
      <style:text-properties fo:font-size="20pt" fo:font-weight="normal" officeooo:rsid="0084caff" officeooo:paragraph-rsid="0084caff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1c6a12" officeooo:paragraph-rsid="00884272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line-height="115%" fo:text-align="justify" style:justify-single-word="false" style:writing-mode="page"/>
      <style:text-properties fo:font-size="14pt" fo:font-weight="normal" officeooo:rsid="008e0612" officeooo:paragraph-rsid="008e0612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line-height="115%" fo:text-align="justify" style:justify-single-word="false" style:writing-mode="page"/>
      <style:text-properties fo:font-size="14pt" fo:font-weight="normal" officeooo:rsid="00884272" officeooo:paragraph-rsid="00884272" style:font-size-asian="12.25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line-height="115%" fo:text-align="justify" style:justify-single-word="false" style:writing-mode="page"/>
      <style:text-properties fo:font-size="14pt" fo:font-weight="normal" officeooo:rsid="0088e500" officeooo:paragraph-rsid="0088e50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3a5cf4" officeooo:paragraph-rsid="0088427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center" style:justify-single-word="false" style:writing-mode="page"/>
      <style:text-properties fo:font-size="14pt" fo:font-weight="normal" officeooo:rsid="003a5cf4" officeooo:paragraph-rsid="001aa4c9" style:font-size-asian="12.25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1e9e1e" officeooo:paragraph-rsid="001e9e1e" style:font-size-asian="12.25pt" style:font-weight-asian="normal" style:font-size-complex="14pt" style:font-weight-complex="normal"/>
    </style:style>
    <style:style style:name="P29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474ff" officeooo:paragraph-rsid="002474ff" style:font-size-asian="12.25pt" style:font-weight-asian="normal" style:font-size-complex="14pt" style:font-weight-complex="normal"/>
    </style:style>
    <style:style style:name="P30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4ddd1" officeooo:paragraph-rsid="0024ddd1" style:font-size-asian="12.25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6542b" officeooo:paragraph-rsid="0026542b" style:font-size-asian="12.25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35eaa7" officeooo:paragraph-rsid="0035eaa7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35eaa7" officeooo:paragraph-rsid="0035eaa7" style:font-size-asian="12.25pt" style:font-weight-asian="normal" style:font-size-complex="14pt" style:font-weight-complex="normal"/>
    </style:style>
    <style:style style:name="P34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4bc433" officeooo:paragraph-rsid="004bc433" style:font-size-asian="12.25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8f89e" officeooo:paragraph-rsid="0028f89e" style:font-size-asian="12.25pt" style:font-weight-asian="normal" style:font-size-complex="14pt" style:font-weight-complex="normal"/>
    </style:style>
    <style:style style:name="P36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a7484" officeooo:paragraph-rsid="002a7484" style:font-size-asian="12.25pt" style:font-weight-asian="normal" style:font-size-complex="14pt" style:font-weight-complex="normal"/>
    </style:style>
    <style:style style:name="P37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9aa66" officeooo:paragraph-rsid="0029aa66" style:font-size-asian="12.25pt" style:font-weight-asian="normal" style:font-size-complex="14pt" style:font-weight-complex="normal"/>
    </style:style>
    <style:style style:name="P38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2aafa6" officeooo:paragraph-rsid="002aafa6" style:font-size-asian="12.25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303740" officeooo:paragraph-rsid="00303740" style:font-size-asian="12.25pt" style:font-weight-asian="normal" style:font-size-complex="14pt" style:font-weight-complex="normal"/>
    </style:style>
    <style:style style:name="P40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339352" officeooo:paragraph-rsid="00339352" style:font-size-asian="12.25pt" style:font-weight-asian="normal" style:font-size-complex="14pt" style:font-weight-complex="normal"/>
    </style:style>
    <style:style style:name="P41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562707" officeooo:paragraph-rsid="00562707" style:font-size-asian="12.25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3588e6" officeooo:paragraph-rsid="003588e6" style:font-size-asian="12.25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5a7bbc" officeooo:paragraph-rsid="005a7bbc" style:font-size-asian="12.25pt" style:font-weight-asian="normal" style:font-size-complex="14pt" style:font-weight-complex="normal"/>
    </style:style>
    <style:style style:name="P44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5b8e27" officeooo:paragraph-rsid="005b8e27" style:font-size-asian="12.25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line-height="115%" fo:text-align="justify" style:justify-single-word="false" style:writing-mode="page"/>
      <style:text-properties fo:font-size="14pt" fo:font-weight="normal" officeooo:rsid="005d471f" officeooo:paragraph-rsid="005d471f" style:font-size-asian="12.25pt" style:font-weight-asian="normal" style:font-size-complex="14pt" style:font-weight-complex="normal"/>
    </style:style>
    <style:style style:name="P46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6547b0" officeooo:paragraph-rsid="006547b0" style:font-size-asian="12.25pt" style:font-weight-asian="normal" style:font-size-complex="14pt" style:font-weight-complex="normal"/>
    </style:style>
    <style:style style:name="P47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66061c" officeooo:paragraph-rsid="0066061c" style:font-size-asian="12.25pt" style:font-weight-asian="normal" style:font-size-complex="14pt" style:font-weight-complex="normal"/>
    </style:style>
    <style:style style:name="P48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67fc34" officeooo:paragraph-rsid="0067fc34" style:font-size-asian="12.25pt" style:font-weight-asian="normal" style:font-size-complex="14pt" style:font-weight-complex="normal"/>
    </style:style>
    <style:style style:name="P49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682211" officeooo:paragraph-rsid="00682211" style:font-size-asian="12.25pt" style:font-weight-asian="normal" style:font-size-complex="14pt" style:font-weight-complex="normal"/>
    </style:style>
    <style:style style:name="P50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69d7ce" officeooo:paragraph-rsid="0069d7ce" style:font-size-asian="12.25pt" style:font-weight-asian="normal" style:font-size-complex="14pt" style:font-weight-complex="normal"/>
    </style:style>
    <style:style style:name="P51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69d7ce" officeooo:paragraph-rsid="0093a0c2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73ec86" officeooo:paragraph-rsid="0073ec86" style:font-size-asian="12.25pt" style:font-weight-asian="normal" style:font-size-complex="14pt" style:font-weight-complex="normal"/>
    </style:style>
    <style:style style:name="P53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73ec86" officeooo:paragraph-rsid="007518ca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7518ca" officeooo:paragraph-rsid="007518ca" style:font-size-asian="12.25pt" style:font-weight-asian="normal" style:font-size-complex="14pt" style:font-weight-complex="normal"/>
    </style:style>
    <style:style style:name="P55" style:family="paragraph" style:parent-style-name="Standard" style:list-style-name="L7">
      <style:paragraph-properties fo:line-height="115%" fo:text-align="justify" style:justify-single-word="false" style:writing-mode="page"/>
      <style:text-properties fo:font-size="14pt" fo:font-weight="normal" officeooo:rsid="00760a2f" officeooo:paragraph-rsid="00760a2f" style:font-size-asian="12.25pt" style:font-weight-asian="normal" style:font-size-complex="14pt" style:font-weight-complex="normal"/>
    </style:style>
    <style:style style:name="P56" style:family="paragraph" style:parent-style-name="Standard" style:list-style-name="L7">
      <style:paragraph-properties fo:line-height="115%" fo:text-align="justify" style:justify-single-word="false" style:writing-mode="page"/>
      <style:text-properties fo:font-size="14pt" fo:font-weight="normal" officeooo:rsid="0076795f" officeooo:paragraph-rsid="0076795f" style:font-size-asian="12.25pt" style:font-weight-asian="normal" style:font-size-complex="14pt" style:font-weight-complex="normal"/>
    </style:style>
    <style:style style:name="P57" style:family="paragraph" style:parent-style-name="Standard" style:list-style-name="L7">
      <style:paragraph-properties fo:line-height="115%" fo:text-align="justify" style:justify-single-word="false" style:writing-mode="page"/>
      <style:text-properties fo:font-size="14pt" fo:font-weight="normal" officeooo:rsid="0079fbdb" officeooo:paragraph-rsid="0079fbdb" style:font-size-asian="12.25pt" style:font-weight-asian="normal" style:font-size-complex="14pt" style:font-weight-complex="normal"/>
    </style:style>
    <style:style style:name="P58" style:family="paragraph" style:parent-style-name="Standard" style:list-style-name="L7">
      <style:paragraph-properties fo:line-height="115%" fo:text-align="justify" style:justify-single-word="false" style:writing-mode="page"/>
      <style:text-properties fo:font-size="14pt" fo:font-weight="normal" officeooo:rsid="007d167e" officeooo:paragraph-rsid="007d167e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1aa4c9" officeooo:paragraph-rsid="009239f4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fo:font-weight="normal" officeooo:rsid="0093a0c2" officeooo:paragraph-rsid="0093a0c2" style:font-size-asian="12.25pt" style:font-weight-asian="normal" style:font-size-complex="14pt" style:font-weight-complex="normal"/>
    </style:style>
    <style:style style:name="P61" style:family="paragraph" style:parent-style-name="Standard" style:list-style-name="L3">
      <style:paragraph-properties fo:line-height="115%" fo:text-align="justify" style:justify-single-word="false" style:writing-mode="page"/>
      <style:text-properties fo:font-size="14pt" fo:font-weight="normal" officeooo:rsid="001aa4c9" officeooo:paragraph-rsid="003d7777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15%" fo:text-align="justify" style:justify-single-word="false" style:writing-mode="page"/>
      <style:text-properties fo:font-size="14pt" fo:font-weight="normal" officeooo:rsid="001aa4c9" officeooo:paragraph-rsid="003d7777" style:font-size-asian="14pt" style:font-weight-asian="normal" style:font-size-complex="14pt" style:font-weight-complex="normal"/>
    </style:style>
    <style:style style:name="P63" style:family="paragraph" style:parent-style-name="Standard" style:list-style-name="L2">
      <style:paragraph-properties fo:line-height="115%" fo:text-align="justify" style:justify-single-word="false" style:writing-mode="page"/>
      <style:text-properties fo:font-size="14pt" fo:font-weight="bold" officeooo:rsid="00884272" officeooo:paragraph-rsid="00884272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line-height="115%" fo:text-align="justify" style:justify-single-word="false" style:writing-mode="page"/>
      <style:text-properties fo:font-size="14pt" fo:font-weight="bold" officeooo:rsid="006547b0" officeooo:paragraph-rsid="0073ec86" style:font-size-asian="12.25pt" style:font-weight-asian="bold" style:font-size-complex="14pt" style:font-weight-complex="bold"/>
    </style:style>
    <style:style style:name="P65" style:family="paragraph" style:parent-style-name="Standard" style:list-style-name="L3">
      <style:paragraph-properties fo:line-height="115%" fo:text-align="justify" style:justify-single-word="false" style:writing-mode="page"/>
      <style:text-properties fo:font-size="14pt" officeooo:paragraph-rsid="003d7777" style:font-size-asian="14pt" style:font-size-complex="14pt"/>
    </style:style>
    <style:style style:name="P66" style:family="paragraph" style:parent-style-name="Standard" style:list-style-name="L5">
      <style:paragraph-properties fo:line-height="115%" fo:text-align="justify" style:justify-single-word="false" style:writing-mode="page"/>
      <style:text-properties fo:font-size="14pt" style:text-underline-style="none" fo:font-weight="normal" officeooo:rsid="00604a8d" officeooo:paragraph-rsid="00604a8d" style:font-size-asian="12.25pt" style:font-weight-asian="normal" style:font-size-complex="14pt" style:font-weight-complex="normal"/>
    </style:style>
    <style:style style:name="P67" style:family="paragraph" style:parent-style-name="Standard" style:list-style-name="L5">
      <style:paragraph-properties fo:line-height="115%" fo:text-align="justify" style:justify-single-word="false" style:writing-mode="page"/>
      <style:text-properties fo:font-size="14pt" style:text-underline-style="none" fo:font-weight="normal" officeooo:rsid="006202c3" officeooo:paragraph-rsid="006202c3" style:font-size-asian="12.25pt" style:font-weight-asian="normal" style:font-size-complex="14pt" style:font-weight-complex="normal"/>
    </style:style>
    <style:style style:name="P68" style:family="paragraph" style:parent-style-name="Standard" style:list-style-name="L5">
      <style:paragraph-properties fo:line-height="115%" fo:text-align="justify" style:justify-single-word="false" style:writing-mode="page"/>
      <style:text-properties fo:font-size="14pt" style:text-underline-style="none" fo:font-weight="normal" officeooo:rsid="00629622" officeooo:paragraph-rsid="00629622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style:paragraph-properties fo:line-height="115%" fo:text-align="justify" style:justify-single-word="false" style:writing-mode="page"/>
      <style:text-properties fo:font-size="14pt" style:text-underline-style="none" fo:font-weight="normal" officeooo:rsid="006f9f85" officeooo:paragraph-rsid="006f9f85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c6a1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6a12" style:font-weight-asian="normal" style:font-weight-complex="normal"/>
    </style:style>
    <style:style style:name="T4" style:family="text">
      <style:text-properties fo:font-weight="normal" officeooo:rsid="001dbfb0" style:font-weight-asian="normal" style:font-weight-complex="normal"/>
    </style:style>
    <style:style style:name="T5" style:family="text">
      <style:text-properties fo:font-weight="normal" officeooo:rsid="003588e6" style:font-weight-asian="normal" style:font-weight-complex="normal"/>
    </style:style>
    <style:style style:name="T6" style:family="text">
      <style:text-properties fo:font-weight="normal" officeooo:rsid="003a5cf4" style:font-weight-asian="normal" style:font-weight-complex="normal"/>
    </style:style>
    <style:style style:name="T7" style:family="text">
      <style:text-properties fo:font-weight="normal" officeooo:rsid="003ab8b1" style:font-weight-asian="normal" style:font-weight-complex="normal"/>
    </style:style>
    <style:style style:name="T8" style:family="text">
      <style:text-properties fo:font-weight="normal" officeooo:rsid="0045872d" style:font-weight-asian="normal" style:font-weight-complex="normal"/>
    </style:style>
    <style:style style:name="T9" style:family="text">
      <style:text-properties fo:font-weight="normal" officeooo:rsid="0027dcc8" style:font-weight-asian="normal" style:font-weight-complex="normal"/>
    </style:style>
    <style:style style:name="T10" style:family="text">
      <style:text-properties fo:font-weight="normal" officeooo:rsid="00884272" style:font-weight-asian="normal" style:font-weight-complex="normal"/>
    </style:style>
    <style:style style:name="T11" style:family="text">
      <style:text-properties fo:font-weight="normal" officeooo:rsid="008a2ad3" style:font-weight-asian="normal" style:font-weight-complex="normal"/>
    </style:style>
    <style:style style:name="T12" style:family="text">
      <style:text-properties fo:font-size="14pt" fo:font-weight="normal" officeooo:rsid="003588e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aa4c9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aa4c9" style:font-size-asian="14pt" style:font-weight-asian="normal" style:font-size-complex="14pt" style:font-weight-complex="normal"/>
    </style:style>
    <style:style style:name="T15" style:family="text">
      <style:text-properties officeooo:rsid="0027dcc8"/>
    </style:style>
    <style:style style:name="T16" style:family="text">
      <style:text-properties officeooo:rsid="0028f89e"/>
    </style:style>
    <style:style style:name="T17" style:family="text">
      <style:text-properties officeooo:rsid="002aafa6"/>
    </style:style>
    <style:style style:name="T18" style:family="text">
      <style:text-properties officeooo:rsid="002f22ce"/>
    </style:style>
    <style:style style:name="T19" style:family="text">
      <style:text-properties officeooo:rsid="003a5cf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36580" style:font-weight-asian="bold" style:font-weight-complex="bold"/>
    </style:style>
    <style:style style:name="T22" style:family="text">
      <style:text-properties fo:font-weight="bold" officeooo:rsid="00604a8d" style:font-weight-asian="bold" style:font-weight-complex="bold"/>
    </style:style>
    <style:style style:name="T23" style:family="text">
      <style:text-properties fo:font-weight="bold" officeooo:rsid="001c6a12" style:font-weight-asian="bold" style:font-weight-complex="bold"/>
    </style:style>
    <style:style style:name="T24" style:family="text">
      <style:text-properties fo:font-weight="bold" officeooo:rsid="006547b0" style:font-weight-asian="bold" style:font-weight-complex="bold"/>
    </style:style>
    <style:style style:name="T25" style:family="text">
      <style:text-properties fo:font-weight="bold" officeooo:rsid="0073ec86" style:font-weight-asian="bold" style:font-weight-complex="bold"/>
    </style:style>
    <style:style style:name="T26" style:family="text">
      <style:text-properties fo:font-weight="bold" officeooo:rsid="00760a2f" style:font-weight-asian="bold" style:font-weight-complex="bold"/>
    </style:style>
    <style:style style:name="T27" style:family="text">
      <style:text-properties officeooo:rsid="00436580"/>
    </style:style>
    <style:style style:name="T28" style:family="text">
      <style:text-properties officeooo:rsid="004e7e42"/>
    </style:style>
    <style:style style:name="T29" style:family="text">
      <style:text-properties officeooo:rsid="0052536d"/>
    </style:style>
    <style:style style:name="T30" style:family="text">
      <style:text-properties officeooo:rsid="00544a0c"/>
    </style:style>
    <style:style style:name="T31" style:family="text">
      <style:text-properties officeooo:rsid="00562707"/>
    </style:style>
    <style:style style:name="T32" style:family="text">
      <style:text-properties officeooo:rsid="00571ece"/>
    </style:style>
    <style:style style:name="T33" style:family="text">
      <style:text-properties officeooo:rsid="005e0880"/>
    </style:style>
    <style:style style:name="T34" style:family="text">
      <style:text-properties officeooo:rsid="00604a8d"/>
    </style:style>
    <style:style style:name="T35" style:family="text">
      <style:text-properties style:text-underline-style="solid" style:text-underline-width="auto" style:text-underline-color="font-color" officeooo:rsid="00604a8d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604a8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682211" style:font-weight-asian="bold" style:font-weight-complex="bold"/>
    </style:style>
    <style:style style:name="T39" style:family="text">
      <style:text-properties officeooo:rsid="0064162d"/>
    </style:style>
    <style:style style:name="T40" style:family="text">
      <style:text-properties officeooo:rsid="0066061c"/>
    </style:style>
    <style:style style:name="T41" style:family="text">
      <style:text-properties style:text-underline-style="none" officeooo:rsid="006f9f85"/>
    </style:style>
    <style:style style:name="T42" style:family="text">
      <style:text-properties officeooo:rsid="00704e65"/>
    </style:style>
    <style:style style:name="T43" style:family="text">
      <style:text-properties officeooo:rsid="007518ca"/>
    </style:style>
    <style:style style:name="T44" style:family="text">
      <style:text-properties officeooo:rsid="0079fbdb"/>
    </style:style>
    <style:style style:name="T45" style:family="text">
      <style:text-properties officeooo:rsid="007ee513"/>
    </style:style>
    <style:style style:name="T46" style:family="text">
      <style:text-properties officeooo:rsid="008e5b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ТЕХНИЧЕСКОЕ ЗАДАНИЕ К ИГРОВОМУ ДВИЖКУ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2018</text:p>
      <text:table-of-content text:style-name="Sect1" text:protected="true" text:name="Оглавление1">
        <text:table-of-content-source text:outline-level="10">
          <text:index-title-template text:style-name="Heading">Оглавление</text:index-title-template>
          <text:table-of-content-entry-template text:outline-level="1" text:style-name="Standard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Heading"><text:soft-page-break/>Оглавление</text:p>
          </text:index-title>
          <text:p text:style-name="P70">Термины<text:tab/>3</text:p>
          <text:p text:style-name="P70">Задание<text:tab/>4</text:p>
          <text:p text:style-name="P70">Требования<text:tab/>4</text:p>
          <text:p text:style-name="P70">1. Функциональные требования.<text:tab/>4</text:p>
          <text:p text:style-name="P70">1.1. Требования к структуре объекта игрового мира.<text:tab/>4</text:p>
          <text:p text:style-name="P70">1.2. Требования к структуре сущности игрового мира.<text:tab/>5</text:p>
          <text:p text:style-name="P70">1.3. Требования к системе комнат.<text:tab/>6</text:p>
          <text:p text:style-name="P70">1.4. Требования обработчику.<text:tab/>7</text:p>
          <text:p text:style-name="P70">1.5. Требования к системе определения коллизий.<text:tab/>8</text:p>
          <text:p text:style-name="P70">2. Технологические требования.<text:tab/>9</text:p>
          <text:p text:style-name="P70">2.1. Требования к средствам и технологиям разработки.<text:tab/>9</text:p>
          <text:p text:style-name="P70">2.2. Требования к принципам разработки.<text:tab/>9</text:p>
        </text:index-body>
      </text:table-of-content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alphabetical-index-mark-start text:id="IMark94212973880328"/><text:toc-mark-start text:id="IMark94213043531016" text:outline-level="1"/>Термины<text:toc-mark-end text:id="IMark94213043531016"/><text:alphabetical-index-mark-end text:id="IMark94212973880328"/></text:p>
      <text:list xml:id="list158368144" text:style-name="L1">
        <text:list-item>
          <text:p text:style-name="P23">Игровой объект — объект описывающий поведение игровой сущности, с абстрактной стороны — тип игровой сущности;</text:p>
        </text:list-item>
        <text:list-item>
          <text:p text:style-name="P23">Игровая сущность — единица «комнаты», содержащая свойства и являющиеся экземпляром объекта игрового мира;</text:p>
        </text:list-item>
        <text:list-item>
          <text:p text:style-name="P23">Комната — единица игрового мира, абстрактно — <text:span text:style-name="T46">комнаты представляют собой игровое пространство, ближайшим аналогом является понятие «игрового уровня»;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<text:alphabetical-index-mark-start text:id="IMark94212973880328"/><text:toc-mark-start text:id="IMark94213072866776" text:outline-level="1"/><text:span text:style-name="T1">З</text:span>адание<text:toc-mark-end text:id="IMark94213072866776"/><text:alphabetical-index-mark-end text:id="IMark94212973880328"/></text:p>
      <text:p text:style-name="P4"><text:span text:style-name="T3"><text:tab/>Разработать игровой движок в виде shared-библиотеки, </text:span><text:span text:style-name="T4">которая будет предоставлять </text:span><text:span text:style-name="T6">возможность создавать игровые программы м</text:span><text:span text:style-name="T7">а</text:span><text:span text:style-name="T6">нипулируя объектами, </text:span><text:span text:style-name="T10">разработать:</text:span></text:p>
      <text:list xml:id="list4260092995" text:style-name="L2">
        <text:list-item>
          <text:p text:style-name="P24">Структуру объекта игрового мира;</text:p>
        </text:list-item>
        <text:list-item>
          <text:p text:style-name="P24">Структуру сущности игрового мира;</text:p>
        </text:list-item>
        <text:list-item>
          <text:p text:style-name="P24">Систему комнат;</text:p>
        </text:list-item>
        <text:list-item>
          <text:p text:style-name="P63"><text:span text:style-name="T2">Основной обработчик</text:span><text:span text:style-name="T11"> и систему управления</text:span><text:span text:style-name="T2">;</text:span></text:p>
        </text:list-item>
        <text:list-item>
          <text:p text:style-name="P25">Систему определения коллизий.</text:p>
        </text:list-item>
      </text:list>
      <text:p text:style-name="P26"/>
      <text:p text:style-name="P27"/>
      <text:p text:style-name="P5"><text:toc-mark-start text:id="IMark94213077273384" text:outline-level="1"/><text:alphabetical-index-mark-start text:id="IMark94213041764616"/><text:span text:style-name="T19">Т</text:span>ребования<text:alphabetical-index-mark-end text:id="IMark94213041764616"/><text:toc-mark-end text:id="IMark94213077273384"/></text:p>
      <text:p text:style-name="P5"/>
      <text:p text:style-name="P1"><text:span text:style-name="T6"><text:tab/></text:span><text:toc-mark-start text:id="IMark94213041764616" text:outline-level="2"/><text:span text:style-name="T27">1. Функциональные требования.</text:span><text:toc-mark-end text:id="IMark94213041764616"/></text:p>
      <text:p text:style-name="P1"><text:tab/><text:span text:style-name="T8">В данном разделе будут описаны функциональные требования для компонентов системы.</text:span></text:p>
      <text:p text:style-name="P1"/>
      <text:p text:style-name="P1"><text:span text:style-name="T5"><text:tab/></text:span><text:toc-mark-start text:id="IMark94213072866776" text:outline-level="3"/><text:span text:style-name="T27">1.1. Требования к структуре объекта игрового мира.</text:span><text:toc-mark-end text:id="IMark94213072866776"/></text:p>
      <text:p text:style-name="P19"><text:span text:style-name="T12"><text:tab/></text:span><text:span text:style-name="T13">Данный объект должен описывать поведение сущностей принадлежащих </text:span><text:span text:style-name="T14">ему, предоставляет:</text:span></text:p>
      <text:list xml:id="list3522490408" text:style-name="L3">
        <text:list-item>
          <text:p text:style-name="P61">Набор событий:</text:p>
          <text:list>
            <text:list-item>
              <text:p text:style-name="P65">Событие создания — вызывается при создании сущности объекта;</text:p>
            </text:list-item>
            <text:list-item>
              <text:p text:style-name="P65">Событие шага — вызывается каждую итерацию обработчика;</text:p>
            </text:list-item>
            <text:list-item>
              <text:p text:style-name="P65">События клавиатуры — вызываются при нажатии клавиш клавиатуры;</text:p>
            </text:list-item>
            <text:list-item>
              <text:p text:style-name="P65">События мыши — вызываются при перемещении указателя мыши или нажатии кнопок мыши;</text:p>
            </text:list-item>
            <text:list-item>
              <text:p text:style-name="P65">Событие смерти — вызывается при удалении сущности объекта;</text:p>
            </text:list-item>
            <text:list-item>
              <text:p text:style-name="P65">Событие «комнат» — вызываются при пересечении границ «комнат», <text:s/>изменении видов и т. д.</text:p>
            </text:list-item>
            <text:list-item>
              <text:p text:style-name="P65">События таймера — выполняются по истечению времени, таймер запускается вручную;</text:p>
            </text:list-item>
            <text:list-item>
              <text:p text:style-name="P65">События 2D столкновений — вызываются при столкновении текущей сущности объекта с сущностями определенного объекта;</text:p>
            </text:list-item>
          </text:list>
        </text:list-item>
        <text:list-item>
          <text:p text:style-name="P61">Метод отрисовки — вызывается при отрисовке графики поочередно для каждой сущности;</text:p>
        </text:list-item>
      </text:list>
      <text:p text:style-name="P62"/>
      <text:p text:style-name="P2"><text:soft-page-break/><text:span text:style-name="T27"><text:tab/></text:span><text:toc-mark-start text:id="IMark94213041746920" text:outline-level="3"/><text:span text:style-name="T27">1.2. Требования к структуре сущности игрового мира.</text:span><text:toc-mark-end text:id="IMark94213041746920"/><text:span text:style-name="T9"><text:tab/></text:span></text:p>
      <text:p text:style-name="P9"><text:tab/>Структура сущности игрового мира, сущности создаются для каждой «комнаты» отдельно, каждая сущность должна принадлежать одному из объектов, каждая сущность должна обладать:</text:p>
      <text:list xml:id="list779168755" text:style-name="L4">
        <text:list-item>
          <text:p text:style-name="P28">Основны<text:span text:style-name="T15">ми</text:span> свойства<text:span text:style-name="T15">ми:</text:span></text:p>
          <text:list>
            <text:list-item>
              <text:p text:style-name="P29">Идентификатор объекта — идентификатор объекта, к которому принадлежит сущность;</text:p>
            </text:list-item>
            <text:list-item>
              <text:p text:style-name="P30">Положение в 2х мерном пространстве — координаты x и y;</text:p>
            </text:list-item>
            <text:list-item>
              <text:p text:style-name="P30">Направление в 2д пространстве — угол поворота, относительно положительной части вертикальной координаты (в левую сторону от наблюдателя, который находится по координатам сущности и верхом для него является отрицательная глубина);</text:p>
            </text:list-item>
            <text:list-item>
              <text:p text:style-name="P31">Список вершин маски столкновений — список 2х мерных вершин.</text:p>
            </text:list-item>
          </text:list>
        </text:list-item>
        <text:list-item>
          <text:p text:style-name="P28">Система дополняемых свойств — <text:span text:style-name="T16">некоторый список идентифицируемых областей данных, которые должны быть доступны из обработчиков событий;</text:span></text:p>
        </text:list-item>
        <text:list-item>
          <text:p text:style-name="P32">Программный интерфейс:</text:p>
          <text:list>
            <text:list-item>
              <text:p text:style-name="P32">Методы для получения основных свойств;</text:p>
            </text:list-item>
            <text:list-item>
              <text:p text:style-name="P32">Методы для управления дополняемыми свойствами;</text:p>
            </text:list-item>
            <text:list-item>
              <text:p text:style-name="P34">Методы для взаимодействия с другими объектами;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27"><text:tab/></text:span><text:toc-mark-start text:id="IMark94212973880328" text:outline-level="3"/><text:span text:style-name="T27">1.3. Требования к системе комнат.</text:span><text:toc-mark-end text:id="IMark94212973880328"/></text:p>
      <text:p text:style-name="P8"><text:tab/><text:span text:style-name="T28">К</text:span>омнат<text:span text:style-name="T28">а —</text:span> <text:span text:style-name="T28">единица игрового мира, </text:span>представляющ<text:span text:style-name="T28">ая</text:span> собой игровое пространство с определенными свойствами и возможностями, комнаты должны предоставлять:</text:p>
      <text:list xml:id="list175736538668279" text:continue-numbering="true" text:style-name="L4">
        <text:list-item>
          <text:p text:style-name="P35">Свойства:</text:p>
          <text:list>
            <text:list-item>
              <text:p text:style-name="P36">Идентификатор комнаты;</text:p>
            </text:list-item>
            <text:list-item>
              <text:p text:style-name="P35">Двумерные размеры комнаты — длинна и ширина;</text:p>
            </text:list-item>
            <text:list-item>
              <text:p text:style-name="P35">Двумерные размеры вида в комнате — длинна и ширина;</text:p>
            </text:list-item>
            <text:list-item>
              <text:p text:style-name="P35">Положение видна в комнате — координаты точки;</text:p>
            </text:list-item>
            <text:list-item>
              <text:p text:style-name="P35">Объект следования вида — идентификатор объекта за сущностью принадлежащей к которому будет перемещаться положение вида;</text:p>
            </text:list-item>
            <text:list-item>
              <text:p text:style-name="P35">Расстояния следования — длинна и ширина отступов, которые должны поддерживаться между сущностью следования вида и границами вида.</text:p>
            </text:list-item>
          </text:list>
        </text:list-item>
        <text:list-item>
          <text:p text:style-name="P37">Список сущностей комнаты;</text:p>
        </text:list-item>
        <text:list-item>
          <text:p text:style-name="P37"><text:span text:style-name="T17">Набор стартовых объектов - с</text:span>писок идентификаторов объектов и координат, сущности которых будут созданы при начале комнаты;</text:p>
        </text:list-item>
        <text:list-item>
          <text:p text:style-name="P38">Возможность загрузки и сохранения комнаты <text:span text:style-name="T18">в файл </text:span>с ее свойствами и набором стартовых объектов;</text:p>
        </text:list-item>
        <text:list-item>
          <text:p text:style-name="P39">Событие отрисовки — событие, которое будет вызываться каждый цикл отрисовки;</text:p>
        </text:list-item>
        <text:list-item>
          <text:p text:style-name="P40">Программный интерфейс:</text:p>
          <text:list>
            <text:list-item>
              <text:p text:style-name="P40">Методы изменения и получения свойств;</text:p>
            </text:list-item>
            <text:list-item>
              <text:p text:style-name="P40">Методы для создания сущностей;</text:p>
            </text:list-item>
            <text:list-item>
              <text:p text:style-name="P40">Методы для поиска и получения сущностей;</text:p>
            </text:list-item>
            <text:list-item>
              <text:p text:style-name="P40">Методы для изменения события отрисовки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21"><text:tab/></text:span><text:toc-mark-start text:id="IMark94213072866776" text:outline-level="3"/><text:span text:style-name="T21">1.</text:span><text:span text:style-name="T20">4</text:span><text:span text:style-name="T21">. Требования </text:span><text:span text:style-name="T20">обработчику</text:span><text:span text:style-name="T21">.</text:span><text:toc-mark-end text:id="IMark94213072866776"/></text:p>
      <text:p text:style-name="P13"><text:tab/>Обработчик — основной программный компонент, через него должно производится управление всей игровой программной. Обработчик должен предоставлять:</text:p>
      <text:list xml:id="list175737545696964" text:continue-numbering="true" text:style-name="L4">
        <text:list-item>
          <text:p text:style-name="P41">Инициализировать игровые параметры;</text:p>
        </text:list-item>
        <text:list-item>
          <text:p text:style-name="P41"><text:span text:style-name="T40">Событие инициализации графики</text:span>;</text:p>
        </text:list-item>
        <text:list-item>
          <text:p text:style-name="P40"><text:span text:style-name="T29">Возможность х</text:span>ранение, удалени<text:span text:style-name="T30">я</text:span> и регистраци<text:span text:style-name="T30">и</text:span>:</text:p>
          <text:list>
            <text:list-item>
              <text:p text:style-name="P40">Комнат;</text:p>
            </text:list-item>
            <text:list-item>
              <text:p text:style-name="P40">Объектов.</text:p>
            </text:list-item>
          </text:list>
        </text:list-item>
        <text:list-item>
          <text:p text:style-name="P40">Управление основными потоками:</text:p>
          <text:list>
            <text:list-item>
              <text:p text:style-name="P40">Поток игровой логики — в данном потоке производится перебор всех сущностей текущей комнаты с некоторым временным интервалом и вызов их событий;</text:p>
            </text:list-item>
            <text:list-item>
              <text:p text:style-name="P42">Поток графики — в данном потоке производи<text:span text:style-name="T31">тся вызов</text:span> <text:span text:style-name="T32">событий отрисовки комнат и сущностей;</text:span></text:p>
            </text:list-item>
            <text:list-item>
              <text:p text:style-name="P43">Поток звука — в данном потоке должен производится вывод звука.</text:p>
            </text:list-item>
          </text:list>
        </text:list-item>
        <text:list-item>
          <text:p text:style-name="P44">Программный интерфейс:</text:p>
          <text:list>
            <text:list-item>
              <text:p text:style-name="P44">Методы для управления комнатами и объектами;</text:p>
            </text:list-item>
            <text:list-item>
              <text:p text:style-name="P44">Методы управления потоками;</text:p>
            </text:list-item>
            <text:list-item>
              <text:p text:style-name="P44">Методы для получения статусов.</text:p>
            </text:list-item>
          </text:list>
        </text:list-item>
        <text:list-item>
          <text:p text:style-name="P45">Инструментальные методы — методы, котрые будут использоваться в поведении сущностей, например:</text:p>
          <text:list>
            <text:list-item>
              <text:p text:style-name="P45">Расстояния между объектами;</text:p>
            </text:list-item>
            <text:list-item>
              <text:p text:style-name="P45">Угол между объектами;</text:p>
            </text:list-item>
            <text:list-item>
              <text:p text:style-name="P45">Прове<text:span text:style-name="T33">р</text:span>ка нажатых клавиш;</text:p>
            </text:list-item>
            <text:list-item>
              <text:p text:style-name="P45">и т. д.</text:p>
            </text:list-item>
          </text:list>
        </text:list-item>
      </text:list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2"><text:tab/></text:span><text:toc-mark-start text:id="IMark94213061022328" text:outline-level="3"/><text:span text:style-name="T22">1.5. Требования к системе определения коллизий.</text:span><text:toc-mark-end text:id="IMark94213061022328"/></text:p>
      <text:p text:style-name="P14"><text:tab/><text:span text:style-name="T34">Система определения должна предоставлять возможность проверку на наличии коллизий между геометрическими фигурами о объектами.</text:span></text:p>
      <text:p text:style-name="P14"><text:tab/><text:span text:style-name="T34">В данном варианте система должна предоставлять возможность проверку на наличие коллизий </text:span><text:span text:style-name="T37">только в 2х-мерной пространстве</text:span><text:span text:style-name="T35">;</text:span></text:p>
      <text:p text:style-name="P18"><text:tab/><text:span text:style-name="T34">Система должна предоставлять:</text:span></text:p>
      <text:list xml:id="list297284096" text:style-name="L5">
        <text:list-item>
          <text:p text:style-name="P66">Возможность проверки попадания точки в базовых геометрических фигурах:</text:p>
          <text:list>
            <text:list-item>
              <text:p text:style-name="P66">Прямоугольник;</text:p>
            </text:list-item>
            <text:list-item>
              <text:p text:style-name="P66">Треугольник;</text:p>
            </text:list-item>
            <text:list-item>
              <text:p text:style-name="P66">Окружность.</text:p>
            </text:list-item>
          </text:list>
        </text:list-item>
        <text:list-item>
          <text:p text:style-name="P67">Возможность проверки попадания точки в геометрическую маску (маска представляет собой набор 2х-мерных вершин);</text:p>
        </text:list-item>
        <text:list-item>
          <text:p text:style-name="P68">Возможность проверки коллизии между двумя масками;</text:p>
        </text:list-item>
        <text:list-item>
          <text:p text:style-name="P68">Возможность определения позиции коллизии между двумя масками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3"><text:tab/></text:span><text:toc-mark-start text:id="IMark94213067549656" text:outline-level="2"/><text:span text:style-name="T23">2. Технологические требования.</text:span><text:toc-mark-end text:id="IMark94213067549656"/></text:p>
      <text:p text:style-name="P14"><text:span text:style-name="T23"><text:tab/></text:span><text:span text:style-name="T39">В данном разделе будет описаны технологические требования.</text:span></text:p>
      <text:p text:style-name="P14"/>
      <text:p text:style-name="P59"><text:span text:style-name="T24"><text:tab/></text:span><text:toc-mark-start text:id="IMark94213067549656" text:outline-level="3"/><text:span text:style-name="T24">2.1. Требования к средствам и технологиям разработки.</text:span><text:toc-mark-end text:id="IMark94213067549656"/></text:p>
      <text:list xml:id="list4219309908" text:style-name="L6">
        <text:list-item>
          <text:p text:style-name="P46">Языки для разработки основной части:</text:p>
          <text:list>
            <text:list-item>
              <text:p text:style-name="P46">С;</text:p>
            </text:list-item>
            <text:list-item>
              <text:p text:style-name="P46">С++.</text:p>
            </text:list-item>
          </text:list>
        </text:list-item>
        <text:list-item>
          <text:p text:style-name="P47">Графические API:</text:p>
          <text:list>
            <text:list-item>
              <text:p text:style-name="P47">OpenGL 2.x — обязательно;</text:p>
            </text:list-item>
            <text:list-item>
              <text:p text:style-name="P47">OpenGL 3.x — по возможности;</text:p>
            </text:list-item>
            <text:list-item>
              <text:p text:style-name="P48">DirectX — <text:span text:style-name="T36">Н</text:span><text:span text:style-name="T38">И</text:span><text:span text:style-name="T36"> В КОЕМ СЛУЧАЕ!</text:span><text:span text:style-name="T41">;</text:span></text:p>
            </text:list-item>
            <text:list-item>
              <text:p text:style-name="P69">Vulkan — пока <text:span text:style-name="T42">что </text:span>под вопросом.</text:p>
            </text:list-item>
          </text:list>
        </text:list-item>
        <text:list-item>
          <text:p text:style-name="P49">Библиотеки для поддержки графических API и работы с окнами:</text:p>
          <text:list>
            <text:list-item>
              <text:p text:style-name="P49">glfw — пока что под вопросом (OGL 3+);</text:p>
            </text:list-item>
            <text:list-item>
              <text:p text:style-name="P50">GL — платформенно зависимый модель поддержки OpenGL;</text:p>
            </text:list-item>
            <text:list-item>
              <text:p text:style-name="P50">glut — утилиты для управления OpenGL и управления окнами.</text:p>
            </text:list-item>
          </text:list>
        </text:list-item>
        <text:list-item>
          <text:p text:style-name="P60">Друге библиотеки:</text:p>
          <text:list>
            <text:list-item>
              <text:p text:style-name="P51">stdc++ — стандартная системная библиотека;</text:p>
            </text:list-item>
            <text:list-item>
              <text:p text:style-name="P51">pthread — стандартная система управления потоками.</text:p>
            </text:list-item>
          </text:list>
        </text:list-item>
        <text:list-item>
          <text:p text:style-name="P52">Средства автоматической сборки:</text:p>
          <text:list>
            <text:list-item>
              <text:p text:style-name="P52">Make — обязательно;</text:p>
            </text:list-item>
            <text:list-item>
              <text:p text:style-name="P53">CMake — <text:span text:style-name="T43">пока что под вопросом;</text:span></text:p>
            </text:list-item>
          </text:list>
        </text:list-item>
        <text:list-item>
          <text:p text:style-name="P53"><text:span text:style-name="T43">IDE — не принципиально;</text:span> </text:p>
        </text:list-item>
        <text:list-item>
          <text:p text:style-name="P54">Система контроля версий:</text:p>
          <text:list>
            <text:list-item>
              <text:p text:style-name="P54">Git;</text:p>
              <text:p text:style-name="P54"/>
            </text:list-item>
          </text:list>
        </text:list-item>
      </text:list>
      <text:p text:style-name="P15"><text:span text:style-name="T24"><text:tab/></text:span><text:toc-mark-start text:id="IMark94213041764616" text:outline-level="3"/><text:span text:style-name="T24">2.</text:span><text:span text:style-name="T25">2</text:span><text:span text:style-name="T24">. Требования </text:span><text:span text:style-name="T26">к принципам разработки</text:span><text:span text:style-name="T24">.</text:span><text:toc-mark-end text:id="IMark94213041764616"/></text:p>
      <text:list xml:id="list2501378554" text:style-name="L7">
        <text:list-item>
          <text:p text:style-name="P55"><text:span text:style-name="T44">Принципы сборки</text:span>:</text:p>
          <text:list>
            <text:list-item>
              <text:p text:style-name="P56">Компилировать структурно независимый объектный код;</text:p>
            </text:list-item>
            <text:list-item>
              <text:p text:style-name="P57">Движок должен быть собран в виде shared-библиотеки;</text:p>
            </text:list-item>
            <text:list-item>
              <text:p text:style-name="P58">Желательно выполнить структуры данных в виде С-структ<text:span text:style-name="T45">у</text:span>р.</text:p>
            </text:list-item>
          </text:list>
        </text:list-item>
      </text:list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Times New Roman1" fo:font-family="'Times New Roman'" style:font-style-name="Обыч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31:15.912299838</meta:creation-date>
    <meta:editing-duration>PT2H26M43S</meta:editing-duration>
    <meta:editing-cycles>83</meta:editing-cycles>
    <meta:generator>LibreOffice/5.4.2.2.0$Linux_X86_64 LibreOffice_project/40m0$Build-2</meta:generator>
    <dc:date>2018-04-10T17:57:36.102322242</dc:date>
    <meta:document-statistic meta:table-count="0" meta:image-count="0" meta:object-count="0" meta:page-count="9" meta:paragraph-count="133" meta:word-count="922" meta:character-count="6777" meta:non-whitespace-character-count="6015"/>
  </office:meta>
</office:document-meta>
</file>